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99" draw:textarea-horizontal-align="justify" draw:textarea-vertical-align="middle" draw:auto-grow-height="false" fo:min-height="0.15cm" fo:min-width="13.66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3.012cm" fo:min-width="14.1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7.326cm" fo:min-width="14.18cm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1.126cm" fo:min-width="2.4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126cm" fo:min-width="2.654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1.126cm" fo:min-width="2.17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999999" draw:textarea-horizontal-align="justify" draw:textarea-vertical-align="middle" draw:auto-grow-height="false" fo:min-height="1.506cm" fo:min-width="16.68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99cccc" draw:textarea-horizontal-align="justify" draw:textarea-vertical-align="middle" draw:auto-grow-height="false" fo:min-height="1.73cm" fo:min-width="10.87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8cm"/>
    </style:style>
    <style:style style:name="pr1" style:family="presentation" style:parent-style-name="Default-subtitle">
      <style:graphic-properties draw:fill-color="#ffffff" fo:min-height="11.04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style:font-name="Purisa"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000099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cccccc"/>
      <style:paragraph-properties fo:margin-top="1.27cm" fo:margin-bottom="0cm" fo:text-align="start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999999"/>
      <style:paragraph-properties fo:text-align="center"/>
    </style:style>
    <style:style style:name="P8" style:family="paragraph">
      <loext:graphic-properties draw:fill="solid" draw:fill-color="#99cccc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style:font-name="Purisa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4.968cm" svg:height="11.042cm" svg:x="6.8cm" svg:y="5.214cm" presentation:class="subtitle" presentation:user-transformed="true">
          <draw:text-box>
            <text:p><text:span text:style-name="T1">Pumbaa</text:span></text:p>
          </draw:text-box>
        </draw:frame>
        <draw:custom-shape draw:style-name="gr1" draw:text-style-name="P2" draw:layer="layout" svg:width="14.162cm" svg:height="0.4cm" svg:x="7.252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162cm" svg:height="0.4cm" svg:x="7.252cm" svg:y="8.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02cm" svg:y="0.837cm" presentation:class="title" presentation:user-transformed="true">
          <draw:text-box>
            <text:p>Logotyp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" draw:text-style-name="P4" draw:layer="layout" svg:width="14.732cm" svg:height="3.314cm" svg:x="4.604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4.732cm" svg:height="7.628cm" svg:x="4.604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5" draw:text-style-name="P6" draw:layer="layout" svg:width="3.048cm" svg:height="1.524cm" svg:x="5.226cm" svg:y="5.846cm">
          <text:p text:style-name="P6">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302cm" svg:height="1.524cm" svg:x="5.158cm" svg:y="13.982cm">
          <text:p text:style-name="P6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3.302cm" svg:height="1.524cm" svg:x="8.936cm" svg:y="13.982cm">
          <text:p text:style-name="P6">driv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.818cm" svg:height="1.524cm" svg:x="15.94cm" svg:y="13.97cm">
          <text:p text:style-name="P6">sy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7.24cm" svg:height="1.808cm" svg:x="4.604cm" svg:y="16.48cm">
          <text:p text:style-name="P6">Hardwar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048cm" svg:height="1.524cm" svg:x="8.698cm" svg:y="5.846cm">
          <text:p text:style-name="P6">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048cm" svg:height="1.524cm" svg:x="15.716cm" svg:y="5.846cm">
          <text:p text:style-name="P6">pumba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048cm" svg:height="1.524cm" svg:x="12.23cm" svg:y="5.846cm">
          <text:p text:style-name="P6">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1.43cm" svg:height="2.032cm" draw:transform="rotate (1.5707963267949) translate (19.794cm 16.022cm)">
          <text:p text:style-name="P6">User application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297cm" svg:height="0.962cm" svg:x="10.864cm" svg:y="12.8cm">
          <draw:text-box>
            <text:p>Simba</text:p>
          </draw:text-box>
        </draw:frame>
        <draw:frame draw:style-name="gr11" draw:text-style-name="P9" draw:layer="layout" svg:width="4.648cm" svg:height="0.962cm" svg:x="10.036cm" svg:y="4.626cm">
          <draw:text-box>
            <text:p>MicroPyth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</meta:initial-creator>
    <meta:creation-date>2016-06-06T14:49:22.687315071</meta:creation-date>
    <dc:date>2016-09-09T23:28:27.778479148</dc:date>
    <meta:editing-duration>PT1H11M</meta:editing-duration>
    <meta:editing-cycles>23</meta:editing-cycles>
    <meta:generator>LibreOffice/5.1.4.2$Linux_X86_64 LibreOffice_project/10m0$Build-2</meta:generator>
    <meta:document-statistic meta:object-count="43"/>
  </office:meta>
</office:document-meta>
</file>